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column table:style-name="co1" table:number-columns-repeated="2" table:default-cell-style-name="ce1"/>
        <table:table-row table:style-name="ro1" table:number-rows-repeated="3">
          <table:table-cell table:number-columns-repeated="12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>
            <text:p>red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amber</text:p>
          </table:table-cell>
          <table:table-cell office:value-type="string">
            <text:p>lime</text:p>
          </table:table-cell>
          <table:table-cell office:value-type="string">
            <text:p>cyan</text:p>
          </table:table-cell>
          <table:table-cell office:value-type="string">
            <text:p>congoblue</text:p>
          </table:table-cell>
          <table:table-cell office:value-type="string">
            <text:p>redtai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ark skin</text:p>
          </table:table-cell>
          <table:table-cell office:value-type="float" office:value="71.44">
            <text:p>71,44</text:p>
          </table:table-cell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office:value-type="string">
            <text:p>Light skin</text:p>
          </table:table-cell>
          <table:table-cell office:value-type="float" office:value="84.25">
            <text:p>84,25</text:p>
          </table:table-cell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string">
            <text:p>Blue sky</text:p>
          </table:table-cell>
          <table:table-cell office:value-type="float" office:value="77.3">
            <text:p>77,3</text:p>
          </table:table-cell>
        </table:table-row>
        <table:table-row table:style-name="ro1">
          <table:table-cell table:number-columns-repeated="11"/>
          <table:table-cell office:value-type="float" office:value="4">
            <text:p>4</text:p>
          </table:table-cell>
          <table:table-cell office:value-type="string">
            <text:p>Foliage</text:p>
          </table:table-cell>
          <table:table-cell office:value-type="float" office:value="96.06">
            <text:p>96,06</text:p>
          </table:table-cell>
        </table:table-row>
        <table:table-row table:style-name="ro1">
          <table:table-cell table:number-columns-repeated="11"/>
          <table:table-cell office:value-type="float" office:value="5">
            <text:p>5</text:p>
          </table:table-cell>
          <table:table-cell office:value-type="string">
            <text:p>Blue flower</text:p>
          </table:table-cell>
          <table:table-cell office:value-type="float" office:value="71.35">
            <text:p>71,35</text:p>
          </table:table-cell>
        </table:table-row>
        <table:table-row table:style-name="ro1">
          <table:table-cell table:number-columns-repeated="11"/>
          <table:table-cell office:value-type="float" office:value="6">
            <text:p>6</text:p>
          </table:table-cell>
          <table:table-cell office:value-type="string">
            <text:p>Bluish green</text:p>
          </table:table-cell>
          <table:table-cell office:value-type="float" office:value="92.9">
            <text:p>92,9</text:p>
          </table:table-cell>
        </table:table-row>
        <table:table-row table:style-name="ro1">
          <table:table-cell table:number-columns-repeated="11"/>
          <table:table-cell office:value-type="float" office:value="7">
            <text:p>7</text:p>
          </table:table-cell>
          <table:table-cell office:value-type="string">
            <text:p>Orange</text:p>
          </table:table-cell>
          <table:table-cell office:value-type="float" office:value="62.63">
            <text:p>62,63</text:p>
          </table:table-cell>
        </table:table-row>
        <table:table-row table:style-name="ro1">
          <table:table-cell table:number-columns-repeated="11"/>
          <table:table-cell office:value-type="float" office:value="8">
            <text:p>8</text:p>
          </table:table-cell>
          <table:table-cell office:value-type="string">
            <text:p>Purplish blue</text:p>
          </table:table-cell>
          <table:table-cell office:value-type="float" office:value="89.5">
            <text:p>89,5</text:p>
          </table:table-cell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office:value-type="string">
            <text:p>Moderate red</text:p>
          </table:table-cell>
          <table:table-cell office:value-type="float" office:value="79.48">
            <text:p>79,48</text:p>
          </table:table-cell>
        </table:table-row>
        <table:table-row table:style-name="ro1">
          <table:table-cell table:number-columns-repeated="11"/>
          <table:table-cell office:value-type="float" office:value="10">
            <text:p>10</text:p>
          </table:table-cell>
          <table:table-cell office:value-type="string">
            <text:p>Purple</text:p>
          </table:table-cell>
          <table:table-cell office:value-type="float" office:value="55.61">
            <text:p>55,61</text:p>
          </table:table-cell>
        </table:table-row>
        <table:table-row table:style-name="ro1">
          <table:table-cell table:number-columns-repeated="11"/>
          <table:table-cell office:value-type="float" office:value="11">
            <text:p>11</text:p>
          </table:table-cell>
          <table:table-cell office:value-type="string">
            <text:p>Yellow green</text:p>
          </table:table-cell>
          <table:table-cell office:value-type="float" office:value="91.32">
            <text:p>91,32</text:p>
          </table:table-cell>
        </table:table-row>
        <table:table-row table:style-name="ro1">
          <table:table-cell table:number-columns-repeated="11"/>
          <table:table-cell office:value-type="float" office:value="12">
            <text:p>12</text:p>
          </table:table-cell>
          <table:table-cell office:value-type="string">
            <text:p>Orange yellow</text:p>
          </table:table-cell>
          <table:table-cell office:value-type="float" office:value="54.72">
            <text:p>54,72</text:p>
          </table:table-cell>
        </table:table-row>
        <table:table-row table:style-name="ro1">
          <table:table-cell table:number-columns-repeated="4"/>
          <table:table-cell/>
          <table:table-cell table:number-columns-repeated="6"/>
          <table:table-cell office:value-type="float" office:value="13">
            <text:p>13</text:p>
          </table:table-cell>
          <table:table-cell office:value-type="string">
            <text:p>Blue</text:p>
          </table:table-cell>
          <table:table-cell office:value-type="float" office:value="84.17">
            <text:p>84,17</text:p>
          </table:table-cell>
        </table:table-row>
        <table:table-row table:style-name="ro1">
          <table:table-cell table:number-columns-repeated="11"/>
          <table:table-cell office:value-type="float" office:value="14">
            <text:p>14</text:p>
          </table:table-cell>
          <table:table-cell office:value-type="string">
            <text:p>Green</text:p>
          </table:table-cell>
          <table:table-cell office:value-type="float" office:value="86.45">
            <text:p>86,45</text:p>
          </table:table-cell>
        </table:table-row>
        <table:table-row table:style-name="ro1">
          <table:table-cell table:number-columns-repeated="11"/>
          <table:table-cell office:value-type="float" office:value="15">
            <text:p>15</text:p>
          </table:table-cell>
          <table:table-cell office:value-type="string">
            <text:p>Red</text:p>
          </table:table-cell>
          <table:table-cell office:value-type="float" office:value="44.34">
            <text:p>44,34</text:p>
          </table:table-cell>
        </table:table-row>
        <table:table-row table:style-name="ro1">
          <table:table-cell table:number-columns-repeated="11"/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76.23">
            <text:p>76,23</text:p>
          </table:table-cell>
        </table:table-row>
        <table:table-row table:style-name="ro1">
          <table:table-cell table:number-columns-repeated="11"/>
          <table:table-cell office:value-type="float" office:value="17">
            <text:p>17</text:p>
          </table:table-cell>
          <table:table-cell office:value-type="string">
            <text:p>Magenta</text:p>
          </table:table-cell>
          <table:table-cell office:value-type="float" office:value="42.72">
            <text:p>42,72</text:p>
          </table:table-cell>
        </table:table-row>
        <table:table-row table:style-name="ro1">
          <table:table-cell table:number-columns-repeated="11"/>
          <table:table-cell office:value-type="float" office:value="18">
            <text:p>18</text:p>
          </table:table-cell>
          <table:table-cell office:value-type="string">
            <text:p>Cyan</text:p>
          </table:table-cell>
          <table:table-cell office:value-type="float" office:value="57.43">
            <text:p>57,43</text:p>
          </table:table-cell>
        </table:table-row>
        <table:table-row table:style-name="ro1">
          <table:table-cell table:number-columns-repeated="11"/>
          <table:table-cell office:value-type="float" office:value="19">
            <text:p>19</text:p>
          </table:table-cell>
          <table:table-cell office:value-type="string">
            <text:p>White 90.01%</text:p>
          </table:table-cell>
          <table:table-cell office:value-type="float" office:value="97.68">
            <text:p>97,68</text:p>
          </table:table-cell>
        </table:table-row>
        <table:table-row table:style-name="ro3">
          <table:table-cell table:number-columns-repeated="11"/>
          <table:table-cell office:value-type="float" office:value="20">
            <text:p>20</text:p>
          </table:table-cell>
          <table:table-cell office:value-type="string">
            <text:p>Neutral 8 59.1%</text:p>
          </table:table-cell>
          <table:table-cell office:value-type="float" office:value="98.39">
            <text:p>98,39</text:p>
          </table:table-cell>
        </table:table-row>
        <table:table-row table:style-name="ro3">
          <table:table-cell table:number-columns-repeated="11"/>
          <table:table-cell office:value-type="float" office:value="21">
            <text:p>21</text:p>
          </table:table-cell>
          <table:table-cell office:value-type="string">
            <text:p>Neutral 6.5 36.2%</text:p>
          </table:table-cell>
          <table:table-cell office:value-type="float" office:value="98.91">
            <text:p>98,91</text:p>
          </table:table-cell>
        </table:table-row>
        <table:table-row table:style-name="ro3">
          <table:table-cell table:number-columns-repeated="11"/>
          <table:table-cell office:value-type="float" office:value="22">
            <text:p>22</text:p>
          </table:table-cell>
          <table:table-cell office:value-type="string">
            <text:p>Neutral 5 19.77%</text:p>
          </table:table-cell>
          <table:table-cell office:value-type="float" office:value="99.32">
            <text:p>99,32</text:p>
          </table:table-cell>
        </table:table-row>
        <table:table-row table:style-name="ro1">
          <table:table-cell table:number-columns-repeated="11"/>
          <table:table-cell office:value-type="float" office:value="23">
            <text:p>23</text:p>
          </table:table-cell>
          <table:table-cell office:value-type="string">
            <text:p>Neutral 3.5 9%</text:p>
          </table:table-cell>
          <table:table-cell office:value-type="float" office:value="99.63">
            <text:p>99,63</text:p>
          </table:table-cell>
        </table:table-row>
        <table:table-row table:style-name="ro1">
          <table:table-cell table:number-columns-repeated="11"/>
          <table:table-cell office:value-type="float" office:value="24">
            <text:p>24</text:p>
          </table:table-cell>
          <table:table-cell office:value-type="string">
            <text:p>Black 3.13%</text:p>
          </table:table-cell>
          <table:table-cell office:value-type="float" office:value="99.83">
            <text:p>99,83</text:p>
          </table:table-cell>
        </table:table-row>
        <table:table-row table:style-name="ro1">
          <table:table-cell table:number-columns-repeated="12"/>
          <table:table-cell table:style-name="ce2" table:number-columns-spanned="2" table:number-rows-spanned="1"/>
          <table:covered-table-cell table:style-name="Default"/>
        </table:table-row>
        <table:table-row table:style-name="ro1">
          <table:table-cell table:number-columns-repeated="12"/>
          <table:table-cell table:style-name="Default"/>
          <table:table-cell table:style-name="Default" table:formula="of:=SUM([.N4:.N27])" office:value-type="float" office:value="1911.66">
            <text:p>1911,66</text:p>
          </table:table-cell>
        </table:table-row>
        <table:table-row table:style-name="ro1">
          <table:table-cell table:number-columns-repeated="12"/>
          <table:table-cell table:style-name="Default"/>
          <table:table-cell table:style-name="Default" table:formula="of:=[.N29]/24" office:value-type="float" office:value="79.6525">
            <text:p>79,652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3.04.2018</text:date>, <text:time>17:38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23T09:33:48.11</meta:creation-date>
    <dc:date>2018-04-23T17:38:28.42</dc:date>
    <dc:creator>Matthias Held</dc:creator>
    <meta:editing-duration>PT1H37M21S</meta:editing-duration>
    <meta:editing-cycles>1</meta:editing-cycles>
    <meta:document-statistic meta:table-count="3" meta:cell-count="83" meta:object-count="0"/>
    <meta:generator>OpenOffice/4.1.5$Win32 OpenOffice.org_project/415m1$Build-9789</meta:generator>
  </office:meta>
</office:document-meta>
</file>